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T1" style:family="text">
      <style:text-properties fo:color="#a3238e"/>
    </style:style>
    <style:style style:name="T2" style:family="text">
      <style:text-properties fo:color="#5e8ac7"/>
    </style:style>
    <style:style style:name="T3" style:family="text">
      <style:text-properties fo:color="#1c3687"/>
    </style:style>
    <style:style style:name="T4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78cm" svg:height="0.962cm" svg:x="3.2cm" svg:y="73.3cm">
          <draw:text-box>
            <text:p>- What are use &lt;files&gt; in lines 34 to 43?</text:p>
          </draw:text-box>
        </draw:frame>
        <draw:frame draw:style-name="gr1" draw:text-style-name="P1" draw:layer="layout" svg:width="9.769cm" svg:height="0.962cm" svg:x="4cm" svg:y="75.1cm">
          <draw:text-box>
            <text:p>- What interface in line 49 does? </text:p>
          </draw:text-box>
        </draw:frame>
        <draw:frame draw:style-name="gr2" draw:text-style-name="P1" draw:layer="layout" svg:width="17.929cm" svg:height="2.384cm" svg:x="6cm" svg:y="8.8cm">
          <draw:text-box>
            <text:p><text:span text:style-name="T1">function</text:span> <text:span text:style-name="T2">read_gmsh_simple</text:span>( filename, quad_degree, &amp;</text:p>
            <text:p><text:s text:c="15"/><text:tab/><text:tab/><text:tab/><text:tab/> <text:s text:c="3"/>quad_ngi, quad_family, mdim ) &amp;</text:p>
            <text:p><text:s text:c="6"/><text:span text:style-name="T3"><text:s/></text:span><text:span text:style-name="T1">result</text:span> (field)</text:p>
          </draw:text-box>
        </draw:frame>
        <draw:frame draw:style-name="gr2" draw:text-style-name="P1" draw:layer="layout" svg:width="19.247cm" svg:height="13.049cm" svg:x="5.753cm" svg:y="12.329cm">
          <draw:text-box>
            <text:p><text:s text:c="4"/><text:span text:style-name="T4">! Open node file (GMESH file)</text:span></text:p>
            <text:p><text:s text:c="3"/><text:span text:style-name="T1"><text:s/></text:span><text:span text:style-name="T1">ewrite</text:span>(2, *) "Opening "//trim(lfilename)//" for reading."</text:p>
            <text:p><text:s text:c="4"/><text:span text:style-name="T1">open</text:span>( unit=fd, file=trim(lfilename), err=43, action="read", &amp;</text:p>
            <text:p><text:s text:c="9"/>access="stream", form="formatted" )</text:p>
            <text:p/>
            <text:p><text:s text:c="4"/><text:span text:style-name="T4">! Read in header information, and validate</text:span></text:p>
            <text:p><text:s text:c="4"/><text:span text:style-name="T1">call</text:span> read_header( fd, lfilename, gmshFormat )</text:p>
            <text:p/>
            <text:p><text:s text:c="4"/><text:span text:style-name="T4">! Read in the nodes</text:span></text:p>
            <text:p><text:s text:c="4"/><text:span text:style-name="T1">call</text:span> read_nodes_coords( fd, lfilename, gmshFormat, nodes )</text:p>
            <text:p/>
            <text:p><text:s text:c="4"/><text:span text:style-name="T4">! Read in elements</text:span></text:p>
            <text:p><text:s text:c="4"/><text:span text:style-name="T1">call</text:span> read_faces_and_elements( fd, lfilename, gmshFormat, &amp;</text:p>
            <text:p><text:s text:c="9"/>elements, faces, dim)</text:p>
            <text:p/>
            <text:p><text:s text:c="4"/><text:span text:style-name="T1">call</text:span> read_node_column_IDs( fd, lfilename, gmshFormat, nodes )</text:p>
            <text:p/>
            <text:p><text:s text:c="4"/><text:span text:style-name="T1">close</text:span>( fd 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05:19.076030668</meta:creation-date>
    <dc:date>2021-04-26T11:50:32.490869363</dc:date>
    <meta:editing-duration>PT35M3S</meta:editing-duration>
    <meta:editing-cycles>2</meta:editing-cycles>
    <meta:generator>LibreOffice/6.0.7.3$Linux_X86_64 LibreOffice_project/00m0$Build-3</meta:generator>
    <meta:document-statistic meta:object-count="4"/>
  </office:meta>
</office:document-meta>
</file>